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MarkSortTimingStud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Mark Sort Timing Study</text:p>
          </table:table-cell>
          <table:table-cell table:number-columns-repeated="16381"/>
        </table:table-row>
        <table:table-row table:style-name="ro3">
          <table:table-cell/>
          <table:table-cell office:value-type="string" table:number-columns-spanned="2" table:number-rows-spanned="1" table:style-name="ce6">
            <text:p>Mark Sort</text:p>
          </table:table-cell>
          <table:covered-table-cell/>
          <table:table-cell table:number-columns-repeated="16381"/>
        </table:table-row>
        <table:table-row table:style-name="ro3">
          <table:table-cell table:style-name="ce4"/>
          <table:table-cell office:value-type="string" table:style-name="ce3">
            <text:p>Array Size</text:p>
          </table:table-cell>
          <table:table-cell office:value-type="string" table:style-name="ce3">
            <text:p>Time In Seconds</text:p>
          </table:table-cell>
          <table:table-cell table:style-name="ce4">
            <draw:frame draw:z-index="1" draw:id="id0" draw:style-name="a0" draw:name="Chart 1" svg:x="0.0185in" svg:y="0.0295in" svg:width="7.9728in" svg:height="4.57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 table:style-name="ce4"/>
        </table:table-row>
        <table:table-row table:style-name="ro1">
          <table:table-cell/>
          <table:table-cell office:value-type="float" office:value="10000" table:style-name="ce5">
            <text:p>10000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000" table:style-name="ce5">
            <text:p>20000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0000" table:style-name="ce5">
            <text:p>30000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0000" table:style-name="ce5">
            <text:p>40000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000" table:style-name="ce5">
            <text:p>50000</text:p>
          </table:table-cell>
          <table:table-cell office:value-type="float" office:value="6" table:style-name="ce5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0000" table:style-name="ce5">
            <text:p>60000</text:p>
          </table:table-cell>
          <table:table-cell office:value-type="float" office:value="8" table:style-name="ce5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000" table:style-name="ce5">
            <text:p>70000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0000" table:style-name="ce5">
            <text:p>80000</text:p>
          </table:table-cell>
          <table:table-cell office:value-type="float" office:value="16" table:style-name="ce5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0000" table:style-name="ce5">
            <text:p>90000</text:p>
          </table:table-cell>
          <table:table-cell office:value-type="float" office:value="19" table:style-name="ce5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0" table:style-name="ce5">
            <text:p>100000</text:p>
          </table:table-cell>
          <table:table-cell office:value-type="float" office:value="24" table:style-name="ce5">
            <text:p>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10000" table:style-name="ce5">
            <text:p>110000</text:p>
          </table:table-cell>
          <table:table-cell office:value-type="float" office:value="29" table:style-name="ce5">
            <text:p>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0000" table:style-name="ce5">
            <text:p>120000</text:p>
          </table:table-cell>
          <table:table-cell office:value-type="float" office:value="34" table:style-name="ce5">
            <text:p>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30000" table:style-name="ce5">
            <text:p>130000</text:p>
          </table:table-cell>
          <table:table-cell office:value-type="float" office:value="40" table:style-name="ce5">
            <text:p>4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0000" table:style-name="ce5">
            <text:p>140000</text:p>
          </table:table-cell>
          <table:table-cell office:value-type="float" office:value="47" table:style-name="ce5">
            <text:p>47</text:p>
          </table:table-cell>
          <table:table-cell table:number-columns-repeated="16381"/>
        </table:table-row>
        <table:table-row table:style-name="ro3">
          <table:table-cell/>
          <table:table-cell office:value-type="string" table:number-columns-spanned="2" table:number-rows-spanned="1" table:style-name="ce6">
            <text:p>Bubble Sort</text:p>
          </table:table-cell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3">
            <text:p>Array Size</text:p>
          </table:table-cell>
          <table:table-cell office:value-type="string" table:style-name="ce3">
            <text:p>Time In Second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" table:style-name="ce5">
            <text:p>10000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000" table:style-name="ce5">
            <text:p>20000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0000" table:style-name="ce5">
            <text:p>30000</text:p>
          </table:table-cell>
          <table:table-cell office:value-type="float" office:value="7" table:style-name="ce5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0000" table:style-name="ce5">
            <text:p>40000</text:p>
          </table:table-cell>
          <table:table-cell office:value-type="float" office:value="11" table:style-name="ce5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000" table:style-name="ce5">
            <text:p>50000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0000" table:style-name="ce5">
            <text:p>60000</text:p>
          </table:table-cell>
          <table:table-cell office:value-type="float" office:value="25" table:style-name="ce5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000" table:style-name="ce5">
            <text:p>70000</text:p>
          </table:table-cell>
          <table:table-cell office:value-type="float" office:value="35" table:style-name="ce5">
            <text:p>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0000" table:style-name="ce5">
            <text:p>80000</text:p>
          </table:table-cell>
          <table:table-cell office:value-type="float" office:value="46" table:style-name="ce5">
            <text:p>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0000" table:style-name="ce5">
            <text:p>90000</text:p>
          </table:table-cell>
          <table:table-cell office:value-type="float" office:value="59" table:style-name="ce5">
            <text:p>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0" table:style-name="ce5">
            <text:p>100000</text:p>
          </table:table-cell>
          <table:table-cell office:value-type="float" office:value="72" table:style-name="ce5">
            <text:p>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10000" table:style-name="ce5">
            <text:p>110000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0000" table:style-name="ce5">
            <text:p>120000</text:p>
          </table:table-cell>
          <table:table-cell office:value-type="float" office:value="102" table:style-name="ce5">
            <text:p>1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30000" table:style-name="ce5">
            <text:p>130000</text:p>
          </table:table-cell>
          <table:table-cell office:value-type="float" office:value="127" table:style-name="ce5">
            <text:p>1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0000" table:style-name="ce5">
            <text:p>140000</text:p>
          </table:table-cell>
          <table:table-cell office:value-type="float" office:value="152" table:style-name="ce5">
            <text:p>152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6">
            <text:p>Selection Sort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3">
            <text:p>Array Size</text:p>
          </table:table-cell>
          <table:table-cell office:value-type="string" table:style-name="ce3">
            <text:p>Time In Second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" table:style-name="ce5">
            <text:p>10000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000" table:style-name="ce5">
            <text:p>20000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0000" table:style-name="ce5">
            <text:p>30000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0000" table:style-name="ce5">
            <text:p>40000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000" table:style-name="ce5">
            <text:p>50000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0000" table:style-name="ce5">
            <text:p>60000</text:p>
          </table:table-cell>
          <table:table-cell office:value-type="float" office:value="7" table:style-name="ce5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000" table:style-name="ce5">
            <text:p>70000</text:p>
          </table:table-cell>
          <table:table-cell office:value-type="float" office:value="9" table:style-name="ce5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0000" table:style-name="ce5">
            <text:p>80000</text:p>
          </table:table-cell>
          <table:table-cell office:value-type="float" office:value="11" table:style-name="ce5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0000" table:style-name="ce5">
            <text:p>90000</text:p>
          </table:table-cell>
          <table:table-cell office:value-type="float" office:value="14" table:style-name="ce5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0" table:style-name="ce5">
            <text:p>100000</text:p>
          </table:table-cell>
          <table:table-cell office:value-type="float" office:value="19" table:style-name="ce5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10000" table:style-name="ce5">
            <text:p>110000</text:p>
          </table:table-cell>
          <table:table-cell office:value-type="float" office:value="21" table:style-name="ce5">
            <text:p>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0000" table:style-name="ce5">
            <text:p>120000</text:p>
          </table:table-cell>
          <table:table-cell office:value-type="float" office:value="27" table:style-name="ce5">
            <text:p>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30000" table:style-name="ce5">
            <text:p>130000</text:p>
          </table:table-cell>
          <table:table-cell office:value-type="float" office:value="29" table:style-name="ce5">
            <text:p>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0000" table:style-name="ce5">
            <text:p>140000</text:p>
          </table:table-cell>
          <table:table-cell office:value-type="float" office:value="33" table:style-name="ce5">
            <text:p>33</text:p>
          </table:table-cell>
          <table:table-cell table:number-columns-repeated="16381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Owner</meta:initial-creator>
    <dc:creator>Owner</dc:creator>
    <meta:creation-date>2014-02-08T11:22:11Z</meta:creation-date>
    <dc:date>2014-02-09T04:16:39Z</dc:date>
    <meta:editing-cycles>3</meta:editing-cycles>
    <meta:editing-duration>PT53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2P13" style:data-style-name="N0">
      <style:chart-properties chart:link-data-style-to-source="true" chart:data-label-number="value" chart:data-label-text="false" chart:data-label-symbol="false"/>
      <style:graphic-properties draw:fill="none" draw:stroke="solid" svg:stroke-width="0.03125in" svg:stroke-color="#98b954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none" chart:data-label-text="false" chart:data-label-symbol="false"/>
      <style:graphic-properties draw:fill="none" draw:stroke="solid" svg:stroke-width="0.03125in" svg:stroke-color="#be4b48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square" chart:symbol-width="0.09722in" chart:symbol-height="0.09722in" chart:connect-bars="false" chart:solid-type="cuboid" chart:link-data-style-to-source="true" chart:data-label-number="none" chart:data-label-text="false" chart:data-label-symbol="false"/>
      <style:graphic-properties draw:fill="none" draw:stroke="solid" svg:stroke-width="0.0315in" svg:stroke-color="#0045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automatic" chart:connect-bars="false" chart:solid-type="cuboid" chart:link-data-style-to-source="true" chart:data-label-number="none" chart:data-label-text="false" chart:data-label-symbol="false"/>
      <style:graphic-properties draw:fill="none" draw:stroke="solid" svg:stroke-width="0.03125in" svg:stroke-color="#98b954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3" style:data-style-name="N0">
      <style:chart-properties chart:link-data-style-to-source="true" chart:data-label-number="value" chart:data-label-text="false" chart:data-label-symbol="false"/>
      <style:graphic-properties draw:fill="none" draw:stroke="solid" svg:stroke-width="0.03125in" svg:stroke-color="#be4b48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G0S1P13" style:data-style-name="N0">
      <style:chart-properties chart:link-data-style-to-source="true" chart:data-label-number="value" chart:data-label-text="false" chart:data-label-symbol="false"/>
      <style:graphic-properties draw:fill="none" draw:stroke="solid" svg:stroke-width="0.0315in" svg:stroke-color="#0045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29.3279527559055pt" svg:width="574.0415748031496pt" chart:style-name="Crt0">
        <chart:title svg:x="258.023779527559pt" svg:y="10.43047244094488pt" chart:style-name="CT00">
          <text:p text:style-name="a0" text:class-names="" text:cond-style-name="">Timing Study</text:p>
        </chart:title>
        <chart:legend svg:x="446.8312598425197pt" svg:y="138.9745669291339pt" chart:style-name="Lgnd"/>
        <chart:plot-area svg:x="40.90157480314961pt" svg:y="71.59661417322834pt" svg:width="510.1803937007874pt" svg:height="222.5847244094488pt" chart:style-name="Plt0">
          <chart:axis chart:dimension="y" chart:name="primary-y" chart:style-name="Axs0">
            <chart:title svg:x="12.78346456692913pt" svg:y="219.3820472440945pt" chart:style-name="AT00">
              <text:p text:style-name="a1" text:class-names="" text:cond-style-name="">Time in Seconds</text:p>
            </chart:title>
            <chart:grid chart:class="major" chart:style-name="GMa0"/>
          </chart:axis>
          <chart:axis chart:dimension="x" chart:name="primary-x" chart:style-name="Axs1">
            <chart:title svg:x="274.4922047244095pt" svg:y="300.785748031496pt"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MarkSortTimingStudy.$B$19" chart:values-cell-range-address="MarkSortTimingStudy.$C$21:.$C$34" chart:class="chart:scatter" chart:attached-axis="primary-y" chart:style-name="G0S0">
            <chart:domain table:cell-range-address="MarkSortTimingStudy.$B$21:.$B$34"/>
            <chart:data-point chart:repeated="13"/>
            <chart:data-point chart:style-name="G0S0P13"/>
          </chart:series>
          <chart:series chart:label-cell-address="MarkSortTimingStudy.$B$3" chart:values-cell-range-address="MarkSortTimingStudy.$C$5:.$C$18" chart:class="chart:scatter" chart:attached-axis="primary-y" chart:style-name="G0S1">
            <chart:domain table:cell-range-address="MarkSortTimingStudy.$B$5:.$B$18"/>
            <chart:data-point chart:repeated="13"/>
            <chart:data-point chart:style-name="G0S1P13"/>
          </chart:series>
          <chart:series chart:label-cell-address="MarkSortTimingStudy.$B$35" chart:values-cell-range-address="MarkSortTimingStudy.$C$37:.$C$50" chart:class="chart:scatter" chart:attached-axis="primary-y" chart:style-name="G0S2">
            <chart:domain table:cell-range-address="MarkSortTimingStudy.$B$37:.$B$50"/>
            <chart:data-point chart:repeated="13"/>
            <chart:data-point chart:style-name="G0S2P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